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table:number-columns-repeated="3"/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 table:number-columns-repeated="3"/>
          <table:table-cell table:style-name="ce1"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 table:number-columns-repeated="5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2" office:value-type="string" calcext:value-type="string">
            <text:p>Athithy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4T08:14:16.929000000</dc:date>
    <meta:editing-duration>PT17M3S</meta:editing-duration>
    <meta:editing-cycles>7</meta:editing-cycles>
    <meta:generator>LibreOffice/7.4.3.2$Windows_X86_64 LibreOffice_project/1048a8393ae2eeec98dff31b5c133c5f1d08b890</meta:generator>
    <meta:document-statistic meta:table-count="2" meta:cell-count="85" meta:object-count="0"/>
  </office:meta>
</office:document-meta>
</file>